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6.7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4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weight-asian="bold" style:font-weight-complex="bold"/>
    </style:style>
    <style:style style:name="ce3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14" style:family="table-cell" style:parent-style-name="Default" style:data-style-name="N1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15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13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/>
    </style:style>
    <style:style style:name="ce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18" style:family="table-cell" style:parent-style-name="Default" style:data-style-name="N104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19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2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/>
    </style:style>
    <style:style style:name="ce2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2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/>
    </style:style>
    <style:style style:name="ce16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/>
    </style:style>
    <style:style style:name="ce23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cm"/>
      <style:text-properties fo:font-size="12pt"/>
    </style:style>
    <style:style style:name="ce2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3"/>
        <table:table-column table:style-name="co3" table:default-cell-style-name="ce7"/>
        <table:table-column table:style-name="co4" table:default-cell-style-name="ce1"/>
        <table:table-column table:style-name="co2" table:default-cell-style-name="ce1"/>
        <table:table-column table:style-name="co3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EXERCÍCIO 1</text:p>
          </table:table-cell>
          <table:table-cell table:style-name="ce14" office:value-type="string" calcext:value-type="string">
            <text:p>%</text:p>
          </table:table-cell>
          <table:table-cell table:style-name="ce18" office:value-type="string" calcext:value-type="string">
            <text:p>R$</text:p>
          </table:table-cell>
          <table:table-cell/>
          <table:table-cell table:style-name="ce5" office:value-type="string" calcext:value-type="string">
            <text:p>EXERCÍCIO 2</text:p>
          </table:table-cell>
          <table:table-cell table:style-name="ce14" office:value-type="string" calcext:value-type="string">
            <text:p>%</text:p>
          </table:table-cell>
          <table:table-cell table:style-name="ce18" office:value-type="string" calcext:value-type="string">
            <text:p>R$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Preço de venda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9" table:formula="of:=[.D8]/[.C8]" office:value-type="currency" office:currency="BRL" office:value="369.565217391304" calcext:value-type="currency">
            <text:p>R$ 369,57</text:p>
          </table:table-cell>
          <table:table-cell/>
          <table:table-cell table:style-name="ce6" office:value-type="string" calcext:value-type="string">
            <text:p>Preço de venda</text:p>
          </table:table-cell>
          <table:table-cell table:style-name="ce21" office:value-type="percentage" office:value="1" calcext:value-type="percentage">
            <text:p>100,00%</text:p>
          </table:table-cell>
          <table:table-cell table:style-name="ce19" table:formula="of:=[.H8]/[.G8]" office:value-type="currency" office:currency="BRL" office:value="172.484599589322" calcext:value-type="currency">
            <text:p>R$ 172,48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- ) Impostos</text:p>
          </table:table-cell>
          <table:table-cell table:style-name="ce13" office:value-type="percentage" office:value="0.2" calcext:value-type="percentage">
            <text:p>20%</text:p>
          </table:table-cell>
          <table:table-cell table:style-name="ce26" table:formula="of:=[.$D$3]*[.C4]" office:value-type="currency" office:currency="BRL" office:value="73.9130434782609" calcext:value-type="currency">
            <text:p>R$ 73,91</text:p>
          </table:table-cell>
          <table:table-cell/>
          <table:table-cell table:style-name="ce6" office:value-type="string" calcext:value-type="string">
            <text:p>( - ) Impostos</text:p>
          </table:table-cell>
          <table:table-cell table:style-name="ce22" office:value-type="percentage" office:value="0.2565" calcext:value-type="percentage">
            <text:p>25,65%</text:p>
          </table:table-cell>
          <table:table-cell table:style-name="ce26" table:formula="of:=[.$H$3]*[.G4]" office:value-type="currency" office:currency="BRL" office:value="44.2422997946612" calcext:value-type="currency">
            <text:p>R$ 44,24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- ) Despesas de Distribuição</text:p>
          </table:table-cell>
          <table:table-cell table:style-name="ce13" office:value-type="percentage" office:value="0.05" calcext:value-type="percentage">
            <text:p>5%</text:p>
          </table:table-cell>
          <table:table-cell table:style-name="ce26" table:formula="of:=[.$D$3]*[.C5]" office:value-type="currency" office:currency="BRL" office:value="18.4782608695652" calcext:value-type="currency">
            <text:p>R$ 18,48</text:p>
          </table:table-cell>
          <table:table-cell/>
          <table:table-cell table:style-name="ce6" office:value-type="string" calcext:value-type="string">
            <text:p>( - ) Despesas de Distribuição</text:p>
          </table:table-cell>
          <table:table-cell table:style-name="ce22" office:value-type="percentage" office:value="0.07" calcext:value-type="percentage">
            <text:p>7,00%</text:p>
          </table:table-cell>
          <table:table-cell table:style-name="ce26" table:formula="of:=[.$H$3]*[.G5]" office:value-type="currency" office:currency="BRL" office:value="12.0739219712526" calcext:value-type="currency">
            <text:p>R$ 12,07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- ) Despesas administrativas</text:p>
          </table:table-cell>
          <table:table-cell table:style-name="ce13" office:value-type="percentage" office:value="0.12" calcext:value-type="percentage">
            <text:p>12%</text:p>
          </table:table-cell>
          <table:table-cell table:style-name="ce26" table:formula="of:=[.$D$3]*[.C6]" office:value-type="currency" office:currency="BRL" office:value="44.3478260869565" calcext:value-type="currency">
            <text:p>R$ 44,35</text:p>
          </table:table-cell>
          <table:table-cell/>
          <table:table-cell table:style-name="ce6" office:value-type="string" calcext:value-type="string">
            <text:p>( - ) Despesas administrativas</text:p>
          </table:table-cell>
          <table:table-cell table:style-name="ce22" office:value-type="percentage" office:value="0.1" calcext:value-type="percentage">
            <text:p>10,00%</text:p>
          </table:table-cell>
          <table:table-cell table:style-name="ce26" table:formula="of:=[.$H$3]*[.G6]" office:value-type="currency" office:currency="BRL" office:value="17.2484599589322" calcext:value-type="currency">
            <text:p>R$ 17,25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- ) Lucro Desejado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26" table:formula="of:=[.$D$3]*[.C7]" office:value-type="currency" office:currency="BRL" office:value="147.826086956522" calcext:value-type="currency">
            <text:p>R$ 147,83</text:p>
          </table:table-cell>
          <table:table-cell/>
          <table:table-cell table:style-name="ce6" office:value-type="string" calcext:value-type="string">
            <text:p>( - ) Lucro Desejado</text:p>
          </table:table-cell>
          <table:table-cell table:style-name="ce22" office:value-type="percentage" office:value="0.33" calcext:value-type="percentage">
            <text:p>33,00%</text:p>
          </table:table-cell>
          <table:table-cell table:style-name="ce26" table:formula="of:=[.$H$3]*[.G7]" office:value-type="currency" office:currency="BRL" office:value="56.9199178644764" calcext:value-type="currency">
            <text:p>R$ 56,9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= ) Custo (Índice)</text:p>
          </table:table-cell>
          <table:table-cell table:style-name="ce15" table:formula="of:=[.C3]-SUM([.C4:.C7])" office:value-type="percentage" office:value="0.23" calcext:value-type="percentage">
            <text:p>23%</text:p>
          </table:table-cell>
          <table:table-cell table:style-name="ce19" office:value-type="currency" office:currency="BRL" office:value="85" calcext:value-type="currency">
            <text:p>R$ 85,00</text:p>
          </table:table-cell>
          <table:table-cell/>
          <table:table-cell table:style-name="ce6" office:value-type="string" calcext:value-type="string">
            <text:p>( = ) Custo (Índice)</text:p>
          </table:table-cell>
          <table:table-cell table:style-name="ce21" table:formula="of:=[.G3]-SUM([.G4:.G7])" office:value-type="percentage" office:value="0.2435" calcext:value-type="percentage">
            <text:p>24,35%</text:p>
          </table:table-cell>
          <table:table-cell table:style-name="ce19" office:value-type="currency" office:currency="BRL" office:value="42" calcext:value-type="currency">
            <text:p>R$ 42,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EXERCÍCIO 3</text:p>
          </table:table-cell>
          <table:table-cell table:style-name="ce14" office:value-type="string" calcext:value-type="string">
            <text:p>%</text:p>
          </table:table-cell>
          <table:table-cell table:style-name="ce18" office:value-type="string" calcext:value-type="string">
            <text:p>R$</text:p>
          </table:table-cell>
          <table:table-cell/>
          <table:table-cell table:style-name="ce5" office:value-type="string" calcext:value-type="string">
            <text:p>EXERCÍCIO 4</text:p>
          </table:table-cell>
          <table:table-cell table:style-name="ce14" office:value-type="string" calcext:value-type="string">
            <text:p>%</text:p>
          </table:table-cell>
          <table:table-cell table:style-name="ce18" office:value-type="string" calcext:value-type="string">
            <text:p>R$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Preço de venda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9" table:formula="of:=[.D18]/[.C18]" office:value-type="currency" office:currency="BRL" office:value="409.090909090909" calcext:value-type="currency">
            <text:p>R$ 409,09</text:p>
          </table:table-cell>
          <table:table-cell/>
          <table:table-cell table:style-name="ce6" office:value-type="string" calcext:value-type="string">
            <text:p>Preço de venda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9" table:formula="of:=[.H18]/[.G18]" office:value-type="currency" office:currency="BRL" office:value="58.8235294117647" calcext:value-type="currency">
            <text:p>R$ 58,8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- ) Impostos</text:p>
          </table:table-cell>
          <table:table-cell table:style-name="ce13" office:value-type="percentage" office:value="0.15" calcext:value-type="percentage">
            <text:p>15%</text:p>
          </table:table-cell>
          <table:table-cell table:style-name="ce26" table:formula="of:=[.$D$12]*[.C13]" office:value-type="currency" office:currency="BRL" office:value="61.3636363636364" calcext:value-type="currency">
            <text:p>R$ 61,36</text:p>
          </table:table-cell>
          <table:table-cell/>
          <table:table-cell table:style-name="ce6" office:value-type="string" calcext:value-type="string">
            <text:p>( - ) Impostos</text:p>
          </table:table-cell>
          <table:table-cell table:style-name="ce13" office:value-type="percentage" office:value="0.05" calcext:value-type="percentage">
            <text:p>5%</text:p>
          </table:table-cell>
          <table:table-cell table:style-name="ce26" table:formula="of:=[.$H$12]*[.G13]" office:value-type="currency" office:currency="BRL" office:value="2.94117647058824" calcext:value-type="currency">
            <text:p>R$ 2,94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- ) Custo fixo</text:p>
          </table:table-cell>
          <table:table-cell table:style-name="ce13" office:value-type="percentage" office:value="0.08" calcext:value-type="percentage">
            <text:p>8%</text:p>
          </table:table-cell>
          <table:table-cell table:style-name="ce26" table:formula="of:=[.$D$12]*[.C14]" office:value-type="currency" office:currency="BRL" office:value="32.7272727272727" calcext:value-type="currency">
            <text:p>R$ 32,73</text:p>
          </table:table-cell>
          <table:table-cell/>
          <table:table-cell table:style-name="ce6" office:value-type="string" calcext:value-type="string">
            <text:p>( - ) Custo fixo</text:p>
          </table:table-cell>
          <table:table-cell table:style-name="ce13" office:value-type="percentage" office:value="0.07" calcext:value-type="percentage">
            <text:p>7%</text:p>
          </table:table-cell>
          <table:table-cell table:style-name="ce26" table:formula="of:=[.$H$12]*[.G14]" office:value-type="currency" office:currency="BRL" office:value="4.11764705882353" calcext:value-type="currency">
            <text:p>R$ 4,1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- ) Despesas variáveis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26" table:formula="of:=[.$D$12]*[.C15]" office:value-type="currency" office:currency="BRL" office:value="40.9090909090909" calcext:value-type="currency">
            <text:p>R$ 40,91</text:p>
          </table:table-cell>
          <table:table-cell/>
          <table:table-cell table:style-name="ce6" office:value-type="string" calcext:value-type="string" table:number-columns-spanned="1" table:number-rows-spanned="2">
            <text:p>( - ) Despesas fixas</text:p>
          </table:table-cell>
          <table:table-cell table:style-name="ce13" office:value-type="percentage" office:value="0.02" calcext:value-type="percentage" table:number-columns-spanned="1" table:number-rows-spanned="2">
            <text:p>2%</text:p>
          </table:table-cell>
          <table:table-cell table:style-name="ce26" table:formula="of:=[.$H$12]*[.G15]" office:value-type="currency" office:currency="BRL" office:value="1.17647058823529" calcext:value-type="currency" table:number-columns-spanned="1" table:number-rows-spanned="2">
            <text:p>R$ 1,18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- ) Despesas fixas</text:p>
          </table:table-cell>
          <table:table-cell table:style-name="ce13" office:value-type="percentage" office:value="0.05" calcext:value-type="percentage">
            <text:p>5%</text:p>
          </table:table-cell>
          <table:table-cell table:style-name="ce26" table:formula="of:=[.$D$12]*[.C16]" office:value-type="currency" office:currency="BRL" office:value="20.4545454545455" calcext:value-type="currency">
            <text:p>R$ 20,45</text:p>
          </table:table-cell>
          <table:table-cell/>
          <table:covered-table-cell table:style-name="ce6" office:value-type="string" calcext:value-type="string">
            <text:p>( - ) Despesas fixas</text:p>
          </table:covered-table-cell>
          <table:covered-table-cell table:style-name="ce16"/>
          <table:covered-table-cell table:style-name="ce20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- ) Lucro Desejado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26" table:formula="of:=[.$D$12]*[.C17]" office:value-type="currency" office:currency="BRL" office:value="163.636363636364" calcext:value-type="currency">
            <text:p>R$ 163,64</text:p>
          </table:table-cell>
          <table:table-cell/>
          <table:table-cell table:style-name="ce6" office:value-type="string" calcext:value-type="string">
            <text:p>( - ) Lucro Desejado</text:p>
          </table:table-cell>
          <table:table-cell table:style-name="ce13" office:value-type="percentage" office:value="0.35" calcext:value-type="percentage">
            <text:p>35%</text:p>
          </table:table-cell>
          <table:table-cell table:style-name="ce26" table:formula="of:=[.$H$12]*[.G17]" office:value-type="currency" office:currency="BRL" office:value="20.5882352941176" calcext:value-type="currency">
            <text:p>R$ 20,59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( = ) Custo (Índice)</text:p>
          </table:table-cell>
          <table:table-cell table:style-name="ce15" table:formula="of:=[.C12]-SUM([.C13:.C17])" office:value-type="percentage" office:value="0.22" calcext:value-type="percentage">
            <text:p>22%</text:p>
          </table:table-cell>
          <table:table-cell table:style-name="ce19" office:value-type="currency" office:currency="BRL" office:value="90" calcext:value-type="currency">
            <text:p>R$ 90,00</text:p>
          </table:table-cell>
          <table:table-cell/>
          <table:table-cell table:style-name="ce6" office:value-type="string" calcext:value-type="string">
            <text:p>( = ) Custo (Índice)</text:p>
          </table:table-cell>
          <table:table-cell table:style-name="ce15" table:formula="of:=[.G12]-SUM([.G13:.G17])" office:value-type="percentage" office:value="0.51" calcext:value-type="percentage">
            <text:p>51%</text:p>
          </table:table-cell>
          <table:table-cell table:style-name="ce19" office:value-type="currency" office:currency="BRL" office:value="30" calcext:value-type="currency">
            <text:p>R$ 30,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3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21:11:18.7778208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09:09:27.466673213</meta:creation-date>
    <dc:date>2022-05-30T21:11:37.452242076</dc:date>
    <meta:editing-duration>PT19M22S</meta:editing-duration>
    <meta:editing-cycles>5</meta:editing-cycles>
    <meta:generator>LibreOffice/7.3.3.2$Linux_X86_64 LibreOffice_project/30$Build-2</meta:generator>
    <meta:document-statistic meta:table-count="1" meta:cell-count="88" meta:object-count="0"/>
  </office:meta>
</office:document-meta>
</file>